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6945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PerDa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nginePower</text:p>
          </table:table-cell>
          <table:table-cell office:value-type="string" calcext:value-type="string">
            <text:p>SailArea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Antila 24.4</text:p>
          </table:table-cell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Maxus 24 Evo</text:p>
          </table:table-cell>
          <table:table-cell office:value-type="float" office:value="360" calcext:value-type="float">
            <text:p>360</text:p>
          </table:table-cell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quatic 25T</text:p>
          </table:table-cell>
          <table:table-cell office:value-type="float" office:value="260" calcext:value-type="float">
            <text:p>26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ariner 24</text:p>
          </table:table-cell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Laguna 25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Phobos 25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Antila 24</text:p>
          </table:table-cell>
          <table:table-cell office:value-type="float" office:value="220" calcext:value-type="float">
            <text:p>22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Antila 28.8</text:p>
          </table:table-cell>
          <table:table-cell office:value-type="float" office:value="580" calcext:value-type="float">
            <text:p>58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hobos 24.5</text:p>
          </table:table-cell>
          <table:table-cell office:value-type="float" office:value="390" calcext:value-type="float">
            <text:p>39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ntila 24.4 #2</text:p>
          </table:table-cell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Phobos 25 #2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Maxus 24 Evo #2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axus 24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Tes 246 Versus</text:p>
          </table:table-cell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Janmor 25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Phobos 24.5 #2</text:p>
          </table:table-cell>
          <table:table-cell office:value-type="float" office:value="360" calcext:value-type="float">
            <text:p>360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riter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ricePerDay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Deposit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EnginePow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SailAr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</text:p>
          </table:table-cell>
        </table:table-row>
      </table:table>
      <table:table table:name="Sheet3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PricePerDa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nginePower</text:p>
          </table:table-cell>
          <table:table-cell office:value-type="string" calcext:value-type="string">
            <text:p>SailArea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0" calcext:value-type="float">
            <text:p>250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75" calcext:value-type="float">
            <text:p>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20:13:29.5393271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01:55.441379370</meta:creation-date>
    <dc:date>2025-03-30T20:19:00.841406576</dc:date>
    <meta:editing-duration>PT7M13S</meta:editing-duration>
    <meta:editing-cycles>3</meta:editing-cycles>
    <meta:generator>LibreOffice/24.8.5.2$Linux_X86_64 LibreOffice_project/480$Build-2</meta:generator>
    <meta:document-statistic meta:table-count="3" meta:cell-count="150" meta:object-count="0"/>
  </office:meta>
</office:document-meta>
</file>